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 table:number-columns-repeated="1018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1019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1020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acc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7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7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09:11:37.13834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5T09:26:16.457841230</dc:date>
    <meta:editing-duration>PT15M24S</meta:editing-duration>
    <meta:editing-cycles>9</meta:editing-cycles>
    <meta:generator>LibreOffice/5.1.6.2$Linux_X86_64 LibreOffice_project/10m0$Build-2</meta:generator>
    <meta:document-statistic meta:table-count="1" meta:cell-count="124" meta:object-count="0"/>
  </office:meta>
</office:document-meta>
</file>